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4.64">
            <text:p>4,64</text:p>
          </table:table-cell>
          <table:table-cell table:formula="of:=[.C3]-[.E3]" office:value-type="float" office:value="0.0633333333333326">
            <text:p>0,0633333333</text:p>
          </table:table-cell>
          <table:table-cell table:formula="of:=AVERAGE([.C3:.C5])" office:value-type="float" office:value="4.57666666666667">
            <text:p>4,5766666667</text:p>
          </table:table-cell>
          <table:table-cell/>
          <table:table-cell table:formula="of:=SQRT([.D3]^2+[.D4]^2+[.D5]^2)" office:value-type="float" office:value="3.2182707572028">
            <text:p>3,2182707572</text:p>
          </table:table-cell>
          <table:table-cell table:formula="of:=SQRT(1/2*([.D3]^2+[.D4]^2+[.D5]^2))" office:value-type="float" office:value="2.27566107611246">
            <text:p>2,27566107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7">
            <text:p>2,27</text:p>
          </table:table-cell>
          <table:table-cell table:formula="of:=[.C4]-[.E4]" office:value-type="float" office:value="-2.30666666666667">
            <text:p>-2,3066666667</text:p>
          </table:table-cell>
          <table:table-cell table:formula="of:=AVERAGE([.C3:.C5])" office:value-type="float" office:value="4.57666666666667">
            <text:p>4,5766666667</text:p>
          </table:table-cell>
          <table:table-cell/>
          <table:table-cell table:formula="of:=VARP([.C3:.C5])" office:value-type="float" office:value="3.45242222222222">
            <text:p>3,4524222222</text:p>
          </table:table-cell>
          <table:table-cell table:formula="of:=[.H3]/3" office:value-type="float" office:value="0.758553692037488">
            <text:p>0,758553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82">
            <text:p>6,82</text:p>
          </table:table-cell>
          <table:table-cell table:formula="of:=[.C5]-[.E5]" office:value-type="float" office:value="2.24333333333333">
            <text:p>2,2433333333</text:p>
          </table:table-cell>
          <table:table-cell table:formula="of:=AVERAGE([.C3:.C5])" office:value-type="float" office:value="4.57666666666667">
            <text:p>4,5766666667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getemper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office:value-type="string">
            <text:p>Delta n</text:p>
          </table:table-cell>
          <table:table-cell office:value-type="string">
            <text:p>A</text:p>
          </table:table-cell>
          <table:table-cell office:value-type="string">
            <text:p>Delta A</text:p>
          </table:table-cell>
          <table:table-cell office:value-type="string">
            <text:p>Rho</text:p>
          </table:table-cell>
          <table:table-cell office:value-type="string">
            <text:p>Delta Rho</text:p>
          </table:table-cell>
          <table:table-cell office:value-type="string">
            <text:p>w_i</text:p>
          </table:table-cell>
          <table:table-cell office:value-type="string">
            <text:p>w_i*Rho_i</text:p>
          </table:table-cell>
          <table:table-cell office:value-type="string">
            <text:p>Gewichteter Mittelwert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839908.67">
            <text:p>839908,67</text:p>
          </table:table-cell>
          <table:table-cell table:formula="of:=[.E13]*0.0001^2" office:value-type="float" office:value="0.0083990867">
            <text:p>0,0083990867</text:p>
          </table:table-cell>
          <table:table-cell table:formula="of:=[.C13]/[.E13]" office:value-type="float" office:value="0.0000464336199791818">
            <text:p>4,64336199791818E-005</text:p>
          </table:table-cell>
          <table:table-cell table:formula="of:=SQRT(([.D13]/[.E13])^2+([.C13]*[.F13]/([.E13]^2)))" office:value-type="float" office:value="0.00000363623600998762">
            <text:p>3,63623600998762E-006</text:p>
          </table:table-cell>
          <table:table-cell table:formula="of:=1/([.H13]^2)" office:value-type="float" office:value="75630308739.059">
            <text:p>75630308739,059</text:p>
          </table:table-cell>
          <table:table-cell table:formula="of:=[.I13]*[.G13]" office:value-type="float" office:value="3511789.01489766">
            <text:p>3511789,01489766</text:p>
          </table:table-cell>
          <table:table-cell table:formula="of:=([.J13]+[.J14]+[.J15])/([.I13]+[.I14]+[.I15])" office:value-type="float" office:value="0.0000350773103037391">
            <text:p>3,50773103037391E-005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99357.61">
            <text:p>1099357,61</text:p>
          </table:table-cell>
          <table:table-cell table:formula="of:=[.E14]*0.0001^2" office:value-type="float" office:value="0.0109935761">
            <text:p>0,0109935761</text:p>
          </table:table-cell>
          <table:table-cell table:formula="of:=[.C14]/[.E14]" office:value-type="float" office:value="0.0000227405530034945">
            <text:p>2,27405530034945E-005</text:p>
          </table:table-cell>
          <table:table-cell table:formula="of:=SQRT(([.D14]/[.E14])^2+([.C14]*[.F14]/([.E14]^2)))" office:value-type="float" office:value="0.0000027702196922019">
            <text:p>2,7702196922019E-006</text:p>
          </table:table-cell>
          <table:table-cell table:formula="of:=1/([.H14]^2)" office:value-type="float" office:value="130308148984.137">
            <text:p>130308148984,137</text:p>
          </table:table-cell>
          <table:table-cell table:formula="of:=[.I14]*[.G14]" office:value-type="float" office:value="2963279.36876102">
            <text:p>2963279,36876102</text:p>
          </table:table-cell>
          <table:table-cell office:value-type="string">
            <text:p>Gewichteter Fehler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54314.66">
            <text:p>454314,66</text:p>
          </table:table-cell>
          <table:table-cell table:formula="of:=[.E15]*0.0001^2" office:value-type="float" office:value="0.0045431466">
            <text:p>0,0045431466</text:p>
          </table:table-cell>
          <table:table-cell table:formula="of:=[.C15]/[.E15]" office:value-type="float" office:value="0.0000682346460050398">
            <text:p>6,82346460050398E-005</text:p>
          </table:table-cell>
          <table:table-cell table:formula="of:=SQRT(([.D15]/[.E15])^2+([.C15]*[.F15]/([.E15]^2)))" office:value-type="float" office:value="0.00000665481894411762">
            <text:p>6,65481894411762E-006</text:p>
          </table:table-cell>
          <table:table-cell table:formula="of:=1/([.H15]^2)" office:value-type="float" office:value="22580185818.1856">
            <text:p>22580185818,1856</text:p>
          </table:table-cell>
          <table:table-cell table:formula="of:=[.I15]*[.G15]" office:value-type="float" office:value="1540750.98603191">
            <text:p>1540750,98603191</text:p>
          </table:table-cell>
          <table:table-cell table:formula="of:=1/SQRT([.I13]+[.I14]+[.I15])" office:value-type="float" office:value="0.00000209189162526209">
            <text:p>2,09189162526209E-006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Mittelwert:</text:p>
          </table:table-cell>
          <table:table-cell office:value-type="string">
            <text:p>Standardabweichung: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AVERAGE([.G13:.G15])" office:value-type="float" office:value="0.000045802939662572">
            <text:p>4,5802939662572E-005</text:p>
          </table:table-cell>
          <table:table-cell table:formula="of:=SQRT(1/2*(([.G13]-[.G18])^2+([.G14]-[.G18])^2+([.G15]-[.G18])^2))" office:value-type="float" office:value="0.0000227536028521778">
            <text:p>2,27536028521778E-005</text:p>
          </table:table-cell>
          <table:table-cell/>
          <table:table-cell office:value-type="string">
            <text:p>Fehler: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Standardfehler:</text:p>
          </table:table-cell>
          <table:table-cell/>
          <table:table-cell table:formula="of:=SQRT((1/3)*([.H13]^2+[.H14]^2+[.H15]^2))" office:value-type="float" office:value="0.00000466129254758022">
            <text:p>4,66129254758022E-006</text:p>
          </table:table-cell>
          <table:table-cell/>
        </table:table-row>
        <table:table-row table:style-name="ro1">
          <table:table-cell table:number-columns-repeated="7"/>
          <table:table-cell table:formula="of:=[.H18]/SQRT(3)" office:value-type="float" office:value="0.0000131367987317387">
            <text:p>1,31367987317387E-00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ungetemper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office:value-type="string">
            <text:p>Delta n</text:p>
          </table:table-cell>
          <table:table-cell office:value-type="string">
            <text:p>A</text:p>
          </table:table-cell>
          <table:table-cell office:value-type="string">
            <text:p>Delta A</text:p>
          </table:table-cell>
          <table:table-cell office:value-type="string">
            <text:p>Rho</text:p>
          </table:table-cell>
          <table:table-cell office:value-type="string">
            <text:p>Delta Rho</text:p>
          </table:table-cell>
          <table:table-cell office:value-type="string">
            <text:p>w_i</text:p>
          </table:table-cell>
          <table:table-cell office:value-type="string">
            <text:p>w_i*Rho_i</text:p>
          </table:table-cell>
          <table:table-cell office:value-type="string">
            <text:p>Gewichteter Mittelwert</text:p>
          </table:table-cell>
        </table:table-row>
        <table:table-row table:style-name="ro1">
          <table:table-cell table:number-columns-repeated="2"/>
          <table:table-cell office:value-type="float" office:value="344">
            <text:p>344</text:p>
          </table:table-cell>
          <table:table-cell office:value-type="float" office:value="40">
            <text:p>40</text:p>
          </table:table-cell>
          <table:table-cell office:value-type="float" office:value="18894.73">
            <text:p>18894,73</text:p>
          </table:table-cell>
          <table:table-cell table:formula="of:=[.E25]*0.0001^2" office:value-type="float" office:value="0.0001889473">
            <text:p>0,0001889473</text:p>
          </table:table-cell>
          <table:table-cell table:formula="of:=[.C25]/[.E25]" office:value-type="float" office:value="0.0182061347264555">
            <text:p>0,0182061347</text:p>
          </table:table-cell>
          <table:table-cell table:formula="of:=SQRT(([.D25]/[.E25])^2+([.C25]*[.F25]/([.E25]^2)))" office:value-type="float" office:value="0.00211703540961627">
            <text:p>0,0021170354</text:p>
          </table:table-cell>
          <table:table-cell table:formula="of:=1/([.H25]^2)" office:value-type="float" office:value="223122.699545258">
            <text:p>223122,699545258</text:p>
          </table:table-cell>
          <table:table-cell table:formula="of:=[.I25]*[.G25]" office:value-type="float" office:value="4062.20192845142">
            <text:p>4062,2019284514</text:p>
          </table:table-cell>
          <table:table-cell table:formula="of:=([.J25]+[.J26]+[.J27])/([.I25]+[.I26]+[.I27])" office:value-type="float" office:value="0.00530852610244759">
            <text:p>0,0053085261</text:p>
          </table:table-cell>
        </table:table-row>
        <table:table-row table:style-name="ro3">
          <table:table-cell table:number-columns-repeated="2"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942.73">
            <text:p>7942,73</text:p>
          </table:table-cell>
          <table:table-cell table:formula="of:=[.E26]*0.0001^2" office:value-type="float" office:value="0.0000794273">
            <text:p>7,94273E-005</text:p>
          </table:table-cell>
          <table:table-cell table:formula="of:=[.C26]/[.E26]" office:value-type="float" office:value="0.00339933498935505">
            <text:p>0,003399335</text:p>
          </table:table-cell>
          <table:table-cell table:formula="of:=SQRT(([.D26]/[.E26])^2+([.C26]*[.F26]/([.E26]^2)))" office:value-type="float" office:value="0.000629533478931193">
            <text:p>0,0006295335</text:p>
          </table:table-cell>
          <table:table-cell table:formula="of:=1/([.H26]^2)" office:value-type="float" office:value="2523261.94496184">
            <text:p>2523261,94496184</text:p>
          </table:table-cell>
          <table:table-cell table:formula="of:=[.I26]*[.G26]" office:value-type="float" office:value="8577.41261681685">
            <text:p>8577,4126168169</text:p>
          </table:table-cell>
          <table:table-cell office:value-type="string">
            <text:p>Gewichteter Fehler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6251.25">
            <text:p>6251,25</text:p>
          </table:table-cell>
          <table:table-cell table:formula="of:=[.E27]*0.0001^2" office:value-type="float" office:value="0.0000625125">
            <text:p>6,25125E-005</text:p>
          </table:table-cell>
          <table:table-cell table:formula="of:=[.C27]/[.E27]" office:value-type="float" office:value="0.0164767046590682">
            <text:p>0,0164767047</text:p>
          </table:table-cell>
          <table:table-cell table:formula="of:=SQRT(([.D27]/[.E27])^2+([.C27]*[.F27]/([.E27]^2)))" office:value-type="float" office:value="0.00239955442906851">
            <text:p>0,0023995544</text:p>
          </table:table-cell>
          <table:table-cell table:formula="of:=1/([.H27]^2)" office:value-type="float" office:value="173675.592454517">
            <text:p>173675,592454517</text:p>
          </table:table-cell>
          <table:table-cell table:formula="of:=[.I27]*[.G27]" office:value-type="float" office:value="2861.60144336176">
            <text:p>2861,6014433618</text:p>
          </table:table-cell>
          <table:table-cell table:formula="of:=1/SQRT([.I25]+[.I26]+[.I27])" office:value-type="float" office:value="0.000585199699941258">
            <text:p>0,000585199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Mittelwert:</text:p>
          </table:table-cell>
          <table:table-cell office:value-type="string">
            <text:p>Standardabweichung:</text:p>
          </table:table-cell>
          <table:table-cell/>
          <table:table-cell office:value-type="string">
            <text:p>Fehler:</text:p>
          </table:table-cell>
          <table:table-cell/>
        </table:table-row>
        <table:table-row table:style-name="ro1">
          <table:table-cell table:number-columns-repeated="6"/>
          <table:table-cell table:formula="of:=AVERAGE([.G25:.G27])" office:value-type="float" office:value="0.0126940581249596">
            <text:p>0,0126940581</text:p>
          </table:table-cell>
          <table:table-cell table:formula="of:=SQRT(1/2*(([.G25]-[.G30])^2+([.G26]-[.G30])^2+([.G27]-[.G30])^2))" office:value-type="float" office:value="0.0080957791913535">
            <text:p>0,0080957792</text:p>
          </table:table-cell>
          <table:table-cell/>
          <table:table-cell table:formula="of:=SQRT((1/3)*([.H25]^2+[.H26]^2+[.H27]^2))" office:value-type="float" office:value="0.0018829066877859">
            <text:p>0,0018829067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Standardfehler: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30]/SQRT(3)" office:value-type="float" office:value="0.00467410029542771">
            <text:p>0,0046741003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12.08.2021</text:date>, <text:time>15:4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21-08-12T14:13:34.70</meta:creation-date>
    <dc:date>2021-08-12T15:42:24.92</dc:date>
    <dc:creator>Erik </dc:creator>
    <meta:editing-duration>PT52M23S</meta:editing-duration>
    <meta:editing-cycles>2</meta:editing-cycles>
    <meta:generator>OpenOffice/4.1.2$Win32 OpenOffice.org_project/412m3$Build-9782</meta:generator>
    <meta:document-statistic meta:table-count="3" meta:cell-count="103" meta:object-count="0"/>
  </office:meta>
</office:document-meta>
</file>